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8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888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3.785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3.5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ce1" style:family="table-cell" style:parent-style-name="Default">
      <style:table-cell-properties fo:background-color="#bdd7ee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bdd7ee" style:text-align-source="fix" style:repeat-content="false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6374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Distrito</text:p>
          </table:table-cell>
          <table:table-cell/>
          <table:table-cell table:style-name="ce2" office:value-type="string" calcext:value-type="string" table:number-columns-spanned="4" table:number-rows-spanned="1">
            <text:p>Datos encontrados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office:value-type="string" calcext:value-type="string">
            <text:p>G-99O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9366-81408</text:p>
          </table:table-cell>
          <table:table-cell office:value-type="string" calcext:value-type="string">
            <text:p>Chorrillos</text:p>
          </table:table-cell>
          <table:table-cell/>
          <table:table-cell table:formula="of:=VLOOKUP([.A2];[$Base.A:.B];2;0)" office:value-type="string" office:string-value="Garin" calcext:value-type="string">
            <text:p>Garin</text:p>
          </table:table-cell>
          <table:table-cell table:formula="of:=VLOOKUP([.B2];[$Base.B:.C];2;0)" office:value-type="string" office:string-value="Nelson" calcext:value-type="string">
            <text:p>Nelson</text:p>
          </table:table-cell>
          <table:table-cell table:formula="of:=VLOOKUP([.C2];[$Base.C:.D];2;0)" office:value-type="string" office:string-value="9366-81408" calcext:value-type="string">
            <text:p>9366-81408</text:p>
          </table:table-cell>
          <table:table-cell table:formula="of:=VLOOKUP([.D2];[$Base.D:.E];2;0)" office:value-type="string" office:string-value="Chorrillos" calcext:value-type="string">
            <text:p>Chorrillo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-56AL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Anibal</text:p>
          </table:table-cell>
          <table:table-cell office:value-type="string" calcext:value-type="string">
            <text:p>9641-52310</text:p>
          </table:table-cell>
          <table:table-cell office:value-type="string" calcext:value-type="string">
            <text:p>Chorrillos</text:p>
          </table:table-cell>
          <table:table-cell/>
          <table:table-cell table:formula="of:=VLOOKUP([.A3];[$Base.A:.B];2;0)" office:value-type="string" office:string-value="Mendez" calcext:value-type="string">
            <text:p>Mendez</text:p>
          </table:table-cell>
          <table:table-cell table:formula="of:=VLOOKUP([.B3];[$Base.B:.C];2;0)" office:value-type="string" office:string-value="Anibal" calcext:value-type="string">
            <text:p>Anibal</text:p>
          </table:table-cell>
          <table:table-cell table:formula="of:=VLOOKUP([.C3];[$Base.C:.D];2;0)" office:value-type="string" office:string-value="9641-52310" calcext:value-type="string">
            <text:p>9641-52310</text:p>
          </table:table-cell>
          <table:table-cell table:formula="of:=VLOOKUP([.D3];[$Base.D:.E];2;0)" office:value-type="string" office:string-value="Chorrillos" calcext:value-type="string">
            <text:p>Chorrillo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-23LO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sbar Gonzalo</text:p>
          </table:table-cell>
          <table:table-cell office:value-type="string" calcext:value-type="string">
            <text:p>9649-14948</text:p>
          </table:table-cell>
          <table:table-cell office:value-type="string" calcext:value-type="string">
            <text:p>San Isidro</text:p>
          </table:table-cell>
          <table:table-cell/>
          <table:table-cell table:formula="of:=VLOOKUP([.A4];[$Base.A:.B];2;0)" office:value-type="string" office:string-value="Fernandez" calcext:value-type="string">
            <text:p>Fernandez</text:p>
          </table:table-cell>
          <table:table-cell table:formula="of:=VLOOKUP([.B4];[$Base.B:.C];2;0)" office:value-type="string" office:string-value="Esbar Gonzalo" calcext:value-type="string">
            <text:p>Esbar Gonzalo</text:p>
          </table:table-cell>
          <table:table-cell table:formula="of:=VLOOKUP([.C4];[$Base.C:.D];2;0)" office:value-type="string" office:string-value="9649-14948" calcext:value-type="string">
            <text:p>9649-14948</text:p>
          </table:table-cell>
          <table:table-cell table:formula="of:=VLOOKUP([.D4];[$Base.D:.E];2;0)" office:value-type="string" office:string-value="San Isidro" calcext:value-type="string">
            <text:p>San Isidr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-21G.</text:p>
          </table:table-cell>
          <table:table-cell office:value-type="string" calcext:value-type="string">
            <text:p>Decoud</text:p>
          </table:table-cell>
          <table:table-cell office:value-type="string" calcext:value-type="string">
            <text:p>Guillermo G.</text:p>
          </table:table-cell>
          <table:table-cell office:value-type="string" calcext:value-type="string">
            <text:p>9154-87602</text:p>
          </table:table-cell>
          <table:table-cell office:value-type="string" calcext:value-type="string">
            <text:p>Miraflores</text:p>
          </table:table-cell>
          <table:table-cell/>
          <table:table-cell table:formula="of:=VLOOKUP([.A5];[$Base.A:.B];2;0)" office:value-type="string" office:string-value="Decoud" calcext:value-type="string">
            <text:p>Decoud</text:p>
          </table:table-cell>
          <table:table-cell table:formula="of:=VLOOKUP([.B5];[$Base.B:.C];2;0)" office:value-type="string" office:string-value="Guillermo G." calcext:value-type="string">
            <text:p>Guillermo G.</text:p>
          </table:table-cell>
          <table:table-cell table:formula="of:=VLOOKUP([.C5];[$Base.C:.D];2;0)" office:value-type="string" office:string-value="9154-87602" calcext:value-type="string">
            <text:p>9154-87602</text:p>
          </table:table-cell>
          <table:table-cell table:formula="of:=VLOOKUP([.D5];[$Base.D:.E];2;0)" office:value-type="string" office:string-value="Miraflores" calcext:value-type="string">
            <text:p>Miraflor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-21CO</text:p>
          </table:table-cell>
          <table:table-cell office:value-type="string" calcext:value-type="string">
            <text:p>Penades</text:p>
          </table:table-cell>
          <table:table-cell office:value-type="string" calcext:value-type="string">
            <text:p>Gustavo Americo</text:p>
          </table:table-cell>
          <table:table-cell office:value-type="string" calcext:value-type="string">
            <text:p>9571-78224</text:p>
          </table:table-cell>
          <table:table-cell office:value-type="string" calcext:value-type="string">
            <text:p>Miraflores</text:p>
          </table:table-cell>
          <table:table-cell/>
          <table:table-cell table:formula="of:=VLOOKUP([.A6];[$Base.A:.B];2;0)" office:value-type="string" office:string-value="Penades" calcext:value-type="string">
            <text:p>Penades</text:p>
          </table:table-cell>
          <table:table-cell table:formula="of:=VLOOKUP([.B6];[$Base.B:.C];2;0)" office:value-type="string" office:string-value="Gustavo Americo" calcext:value-type="string">
            <text:p>Gustavo Americo</text:p>
          </table:table-cell>
          <table:table-cell table:formula="of:=VLOOKUP([.C6];[$Base.C:.D];2;0)" office:value-type="string" office:string-value="9571-78224" calcext:value-type="string">
            <text:p>9571-78224</text:p>
          </table:table-cell>
          <table:table-cell table:formula="of:=VLOOKUP([.D6];[$Base.D:.E];2;0)" office:value-type="string" office:string-value="Miraflores" calcext:value-type="string">
            <text:p>Miraflor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-25DO</text:p>
          </table:table-cell>
          <table:table-cell office:value-type="string" calcext:value-type="string">
            <text:p>Zito</text:p>
          </table:table-cell>
          <table:table-cell office:value-type="string" calcext:value-type="string">
            <text:p>Jesus Eduardo</text:p>
          </table:table-cell>
          <table:table-cell office:value-type="string" calcext:value-type="string">
            <text:p>9169-66003</text:p>
          </table:table-cell>
          <table:table-cell office:value-type="string" calcext:value-type="string">
            <text:p>Barranco</text:p>
          </table:table-cell>
          <table:table-cell/>
          <table:table-cell table:formula="of:=VLOOKUP([.A7];[$Base.A:.B];2;0)" office:value-type="string" office:string-value="Zito" calcext:value-type="string">
            <text:p>Zito</text:p>
          </table:table-cell>
          <table:table-cell table:formula="of:=VLOOKUP([.B7];[$Base.B:.C];2;0)" office:value-type="string" office:string-value="Jesus Eduardo" calcext:value-type="string">
            <text:p>Jesus Eduardo</text:p>
          </table:table-cell>
          <table:table-cell table:formula="of:=VLOOKUP([.C7];[$Base.C:.D];2;0)" office:value-type="string" office:string-value="9169-66003" calcext:value-type="string">
            <text:p>9169-66003</text:p>
          </table:table-cell>
          <table:table-cell table:formula="of:=VLOOKUP([.D7];[$Base.D:.E];2;0)" office:value-type="string" office:string-value="Barranco" calcext:value-type="string">
            <text:p>Barranc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-43RO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Alejo Alejandro</text:p>
          </table:table-cell>
          <table:table-cell office:value-type="string" calcext:value-type="string">
            <text:p>9292-67982</text:p>
          </table:table-cell>
          <table:table-cell office:value-type="string" calcext:value-type="string">
            <text:p>San Isidro</text:p>
          </table:table-cell>
          <table:table-cell/>
          <table:table-cell table:formula="of:=VLOOKUP([.A8];[$Base.A:.B];2;0)" office:value-type="string" office:string-value="Heber" calcext:value-type="string">
            <text:p>Heber</text:p>
          </table:table-cell>
          <table:table-cell table:formula="of:=VLOOKUP([.B8];[$Base.B:.C];2;0)" office:value-type="string" office:string-value="Alejo Alejandro" calcext:value-type="string">
            <text:p>Alejo Alejandro</text:p>
          </table:table-cell>
          <table:table-cell table:formula="of:=VLOOKUP([.C8];[$Base.C:.D];2;0)" office:value-type="string" office:string-value="9292-67982" calcext:value-type="string">
            <text:p>9292-67982</text:p>
          </table:table-cell>
          <table:table-cell table:formula="of:=VLOOKUP([.D8];[$Base.D:.E];2;0)" office:value-type="string" office:string-value="San Isidro" calcext:value-type="string">
            <text:p>San Isidr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-38ES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Ivonne Lourdes</text:p>
          </table:table-cell>
          <table:table-cell office:value-type="string" calcext:value-type="string">
            <text:p>9299-55386</text:p>
          </table:table-cell>
          <table:table-cell office:value-type="string" calcext:value-type="string">
            <text:p>Chorrillos</text:p>
          </table:table-cell>
          <table:table-cell/>
          <table:table-cell table:formula="of:=VLOOKUP([.A9];[$Base.A:.B];2;0)" office:value-type="string" office:string-value="Perez" calcext:value-type="string">
            <text:p>Perez</text:p>
          </table:table-cell>
          <table:table-cell table:formula="of:=VLOOKUP([.B9];[$Base.B:.C];2;0)" office:value-type="string" office:string-value="Ivonne Lourdes" calcext:value-type="string">
            <text:p>Ivonne Lourdes</text:p>
          </table:table-cell>
          <table:table-cell table:formula="of:=VLOOKUP([.C9];[$Base.C:.D];2;0)" office:value-type="string" office:string-value="9299-55386" calcext:value-type="string">
            <text:p>9299-55386</text:p>
          </table:table-cell>
          <table:table-cell table:formula="of:=VLOOKUP([.D9];[$Base.D:.E];2;0)" office:value-type="string" office:string-value="Chorrillos" calcext:value-type="string">
            <text:p>Chorrillo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-40CO</text:p>
          </table:table-cell>
          <table:table-cell office:value-type="string" calcext:value-type="string">
            <text:p>Edelman</text:p>
          </table:table-cell>
          <table:table-cell office:value-type="string" calcext:value-type="string">
            <text:p>Americo</text:p>
          </table:table-cell>
          <table:table-cell office:value-type="string" calcext:value-type="string">
            <text:p>9487-84082</text:p>
          </table:table-cell>
          <table:table-cell office:value-type="string" calcext:value-type="string">
            <text:p>Lince</text:p>
          </table:table-cell>
          <table:table-cell/>
          <table:table-cell table:formula="of:=VLOOKUP([.A10];[$Base.A:.B];2;0)" office:value-type="string" office:string-value="Edelman" calcext:value-type="string">
            <text:p>Edelman</text:p>
          </table:table-cell>
          <table:table-cell table:formula="of:=VLOOKUP([.B10];[$Base.B:.C];2;0)" office:value-type="string" office:string-value="Americo" calcext:value-type="string">
            <text:p>Americo</text:p>
          </table:table-cell>
          <table:table-cell table:formula="of:=VLOOKUP([.C10];[$Base.C:.D];2;0)" office:value-type="string" office:string-value="9487-84082" calcext:value-type="string">
            <text:p>9487-84082</text:p>
          </table:table-cell>
          <table:table-cell table:formula="of:=VLOOKUP([.D10];[$Base.D:.E];2;0)" office:value-type="string" office:string-value="Lince" calcext:value-type="string">
            <text:p>Linc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-40YS</text:p>
          </table:table-cell>
          <table:table-cell office:value-type="string" calcext:value-type="string">
            <text:p>Goitiño</text:p>
          </table:table-cell>
          <table:table-cell office:value-type="string" calcext:value-type="string">
            <text:p>Gladys</text:p>
          </table:table-cell>
          <table:table-cell office:value-type="string" calcext:value-type="string">
            <text:p>9269-76191</text:p>
          </table:table-cell>
          <table:table-cell office:value-type="string" calcext:value-type="string">
            <text:p>San Isidro</text:p>
          </table:table-cell>
          <table:table-cell/>
          <table:table-cell table:formula="of:=VLOOKUP([.A11];[$Base.A:.B];2;0)" office:value-type="string" office:string-value="Goitiño" calcext:value-type="string">
            <text:p>Goitiño</text:p>
          </table:table-cell>
          <table:table-cell table:formula="of:=VLOOKUP([.B11];[$Base.B:.C];2;0)" office:value-type="string" office:string-value="Gladys" calcext:value-type="string">
            <text:p>Gladys</text:p>
          </table:table-cell>
          <table:table-cell table:formula="of:=VLOOKUP([.C11];[$Base.C:.D];2;0)" office:value-type="string" office:string-value="9269-76191" calcext:value-type="string">
            <text:p>9269-76191</text:p>
          </table:table-cell>
          <table:table-cell table:formula="of:=VLOOKUP([.D11];[$Base.D:.E];2;0)" office:value-type="string" office:string-value="San Isidro" calcext:value-type="string">
            <text:p>San Isidr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-56RA</text:p>
          </table:table-cell>
          <table:table-cell office:value-type="string" calcext:value-type="string">
            <text:p>Bianchini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9525-86173</text:p>
          </table:table-cell>
          <table:table-cell office:value-type="string" calcext:value-type="string">
            <text:p>Barranco</text:p>
          </table:table-cell>
          <table:table-cell/>
          <table:table-cell table:formula="of:=VLOOKUP([.A12];[$Base.A:.B];2;0)" office:value-type="string" office:string-value="Bianchini" calcext:value-type="string">
            <text:p>Bianchini</text:p>
          </table:table-cell>
          <table:table-cell table:formula="of:=VLOOKUP([.B12];[$Base.B:.C];2;0)" office:value-type="string" office:string-value="Rivera" calcext:value-type="string">
            <text:p>Rivera</text:p>
          </table:table-cell>
          <table:table-cell table:formula="of:=VLOOKUP([.C12];[$Base.C:.D];2;0)" office:value-type="string" office:string-value="9525-86173" calcext:value-type="string">
            <text:p>9525-86173</text:p>
          </table:table-cell>
          <table:table-cell table:formula="of:=VLOOKUP([.D12];[$Base.D:.E];2;0)" office:value-type="string" office:string-value="Barranco" calcext:value-type="string">
            <text:p>Barranc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-80R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Isaura</text:p>
          </table:table-cell>
          <table:table-cell office:value-type="string" calcext:value-type="string">
            <text:p>9311-55965</text:p>
          </table:table-cell>
          <table:table-cell office:value-type="string" calcext:value-type="string">
            <text:p>Miraflores</text:p>
          </table:table-cell>
          <table:table-cell/>
          <table:table-cell table:formula="of:=VLOOKUP([.A13];[$Base.A:.B];2;0)" office:value-type="string" office:string-value="Silva" calcext:value-type="string">
            <text:p>Silva</text:p>
          </table:table-cell>
          <table:table-cell table:formula="of:=VLOOKUP([.B13];[$Base.B:.C];2;0)" office:value-type="string" office:string-value="Isaura" calcext:value-type="string">
            <text:p>Isaura</text:p>
          </table:table-cell>
          <table:table-cell table:formula="of:=VLOOKUP([.C13];[$Base.C:.D];2;0)" office:value-type="string" office:string-value="9311-55965" calcext:value-type="string">
            <text:p>9311-55965</text:p>
          </table:table-cell>
          <table:table-cell table:formula="of:=VLOOKUP([.D13];[$Base.D:.E];2;0)" office:value-type="string" office:string-value="Miraflores" calcext:value-type="string">
            <text:p>Miraflor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-68LF</text:p>
          </table:table-cell>
          <table:table-cell office:value-type="string" calcext:value-type="string">
            <text:p>Minvielle</text:p>
          </table:table-cell>
          <table:table-cell office:value-type="string" calcext:value-type="string">
            <text:p>Bertil Randolf</text:p>
          </table:table-cell>
          <table:table-cell office:value-type="string" calcext:value-type="string">
            <text:p>9586-64600</text:p>
          </table:table-cell>
          <table:table-cell office:value-type="string" calcext:value-type="string">
            <text:p>Miraflores</text:p>
          </table:table-cell>
          <table:table-cell/>
          <table:table-cell table:formula="of:=VLOOKUP([.A14];[$Base.A:.B];2;0)" office:value-type="string" office:string-value="Minvielle" calcext:value-type="string">
            <text:p>Minvielle</text:p>
          </table:table-cell>
          <table:table-cell table:formula="of:=VLOOKUP([.B14];[$Base.B:.C];2;0)" office:value-type="string" office:string-value="Bertil Randolf" calcext:value-type="string">
            <text:p>Bertil Randolf</text:p>
          </table:table-cell>
          <table:table-cell table:formula="of:=VLOOKUP([.C14];[$Base.C:.D];2;0)" office:value-type="string" office:string-value="9586-64600" calcext:value-type="string">
            <text:p>9586-64600</text:p>
          </table:table-cell>
          <table:table-cell table:formula="of:=VLOOKUP([.D14];[$Base.D:.E];2;0)" office:value-type="string" office:string-value="Miraflores" calcext:value-type="string">
            <text:p>Miraflor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-16OS</text:p>
          </table:table-cell>
          <table:table-cell office:value-type="string" calcext:value-type="string">
            <text:p>Santestevan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9515-47335</text:p>
          </table:table-cell>
          <table:table-cell office:value-type="string" calcext:value-type="string">
            <text:p>Barranco</text:p>
          </table:table-cell>
          <table:table-cell/>
          <table:table-cell table:formula="of:=VLOOKUP([.A15];[$Base.A:.B];2;0)" office:value-type="string" office:string-value="Santestevan" calcext:value-type="string">
            <text:p>Santestevan</text:p>
          </table:table-cell>
          <table:table-cell table:formula="of:=VLOOKUP([.B15];[$Base.B:.C];2;0)" office:value-type="string" office:string-value="Carlos" calcext:value-type="string">
            <text:p>Carlos</text:p>
          </table:table-cell>
          <table:table-cell table:formula="of:=VLOOKUP([.C15];[$Base.C:.D];2;0)" office:value-type="string" office:string-value="9515-47335" calcext:value-type="string">
            <text:p>9515-47335</text:p>
          </table:table-cell>
          <table:table-cell table:formula="of:=VLOOKUP([.D15];[$Base.D:.E];2;0)" office:value-type="string" office:string-value="Barranco" calcext:value-type="string">
            <text:p>Barranc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-87IO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Luis Ignacio</text:p>
          </table:table-cell>
          <table:table-cell office:value-type="string" calcext:value-type="string">
            <text:p>9132-72558</text:p>
          </table:table-cell>
          <table:table-cell office:value-type="string" calcext:value-type="string">
            <text:p>San Isidro</text:p>
          </table:table-cell>
          <table:table-cell/>
          <table:table-cell table:formula="of:=VLOOKUP([.A16];[$Base.A:.B];2;0)" office:value-type="string" office:string-value="Ortiz" calcext:value-type="string">
            <text:p>Ortiz</text:p>
          </table:table-cell>
          <table:table-cell table:formula="of:=VLOOKUP([.B16];[$Base.B:.C];2;0)" office:value-type="string" office:string-value="Luis Ignacio" calcext:value-type="string">
            <text:p>Luis Ignacio</text:p>
          </table:table-cell>
          <table:table-cell table:formula="of:=VLOOKUP([.C16];[$Base.C:.D];2;0)" office:value-type="string" office:string-value="9132-72558" calcext:value-type="string">
            <text:p>9132-72558</text:p>
          </table:table-cell>
          <table:table-cell table:formula="of:=VLOOKUP([.D16];[$Base.D:.E];2;0)" office:value-type="string" office:string-value="San Isidro" calcext:value-type="string">
            <text:p>San Isidr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-49AM</text:p>
          </table:table-cell>
          <table:table-cell office:value-type="string" calcext:value-type="string">
            <text:p>Cardozo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9800-29563</text:p>
          </table:table-cell>
          <table:table-cell office:value-type="string" calcext:value-type="string">
            <text:p>Miraflores</text:p>
          </table:table-cell>
          <table:table-cell/>
          <table:table-cell table:formula="of:=VLOOKUP([.A17];[$Base.A:.B];2;0)" office:value-type="string" office:string-value="Cardozo" calcext:value-type="string">
            <text:p>Cardozo</text:p>
          </table:table-cell>
          <table:table-cell table:formula="of:=VLOOKUP([.B17];[$Base.B:.C];2;0)" office:value-type="string" office:string-value="William" calcext:value-type="string">
            <text:p>William</text:p>
          </table:table-cell>
          <table:table-cell table:formula="of:=VLOOKUP([.C17];[$Base.C:.D];2;0)" office:value-type="string" office:string-value="9800-29563" calcext:value-type="string">
            <text:p>9800-29563</text:p>
          </table:table-cell>
          <table:table-cell table:formula="of:=VLOOKUP([.D17];[$Base.D:.E];2;0)" office:value-type="string" office:string-value="Miraflores" calcext:value-type="string">
            <text:p>Miraflor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-94EO</text:p>
          </table:table-cell>
          <table:table-cell office:value-type="string" calcext:value-type="string">
            <text:p>Hebert</text:p>
          </table:table-cell>
          <table:table-cell office:value-type="string" calcext:value-type="string">
            <text:p>Armando Irineo</text:p>
          </table:table-cell>
          <table:table-cell office:value-type="string" calcext:value-type="string">
            <text:p>9778-59083</text:p>
          </table:table-cell>
          <table:table-cell office:value-type="string" calcext:value-type="string">
            <text:p>Miraflores</text:p>
          </table:table-cell>
          <table:table-cell/>
          <table:table-cell table:formula="of:=VLOOKUP([.A18];[$Base.A:.B];2;0)" office:value-type="string" office:string-value="Hebert" calcext:value-type="string">
            <text:p>Hebert</text:p>
          </table:table-cell>
          <table:table-cell table:formula="of:=VLOOKUP([.B18];[$Base.B:.C];2;0)" office:value-type="string" office:string-value="Armando Irineo" calcext:value-type="string">
            <text:p>Armando Irineo</text:p>
          </table:table-cell>
          <table:table-cell table:formula="of:=VLOOKUP([.C18];[$Base.C:.D];2;0)" office:value-type="string" office:string-value="9778-59083" calcext:value-type="string">
            <text:p>9778-59083</text:p>
          </table:table-cell>
          <table:table-cell table:formula="of:=VLOOKUP([.D18];[$Base.D:.E];2;0)" office:value-type="string" office:string-value="Miraflores" calcext:value-type="string">
            <text:p>Miraflor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-45EL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9662-98500</text:p>
          </table:table-cell>
          <table:table-cell office:value-type="string" calcext:value-type="string">
            <text:p>Barranco</text:p>
          </table:table-cell>
          <table:table-cell/>
          <table:table-cell table:formula="of:=VLOOKUP([.A19];[$Base.A:.B];2;0)" office:value-type="string" office:string-value="Torres" calcext:value-type="string">
            <text:p>Torres</text:p>
          </table:table-cell>
          <table:table-cell table:formula="of:=VLOOKUP([.B19];[$Base.B:.C];2;0)" office:value-type="string" office:string-value="Daniel" calcext:value-type="string">
            <text:p>Daniel</text:p>
          </table:table-cell>
          <table:table-cell table:formula="of:=VLOOKUP([.C19];[$Base.C:.D];2;0)" office:value-type="string" office:string-value="9662-98500" calcext:value-type="string">
            <text:p>9662-98500</text:p>
          </table:table-cell>
          <table:table-cell table:formula="of:=VLOOKUP([.D19];[$Base.D:.E];2;0)" office:value-type="string" office:string-value="Barranco" calcext:value-type="string">
            <text:p>Barranc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-53EL</text:p>
          </table:table-cell>
          <table:table-cell office:value-type="string" calcext:value-type="string">
            <text:p>Silvera</text:p>
          </table:table-cell>
          <table:table-cell office:value-type="string" calcext:value-type="string">
            <text:p>Julia Isabel</text:p>
          </table:table-cell>
          <table:table-cell office:value-type="string" calcext:value-type="string">
            <text:p>9894-80797</text:p>
          </table:table-cell>
          <table:table-cell office:value-type="string" calcext:value-type="string">
            <text:p>Chorrillos</text:p>
          </table:table-cell>
          <table:table-cell/>
          <table:table-cell table:formula="of:=VLOOKUP([.A20];[$Base.A:.B];2;0)" office:value-type="string" office:string-value="Silvera" calcext:value-type="string">
            <text:p>Silvera</text:p>
          </table:table-cell>
          <table:table-cell table:formula="of:=VLOOKUP([.B20];[$Base.B:.C];2;0)" office:value-type="string" office:string-value="Julia Isabel" calcext:value-type="string">
            <text:p>Julia Isabel</text:p>
          </table:table-cell>
          <table:table-cell table:formula="of:=VLOOKUP([.C20];[$Base.C:.D];2;0)" office:value-type="string" office:string-value="9894-80797" calcext:value-type="string">
            <text:p>9894-80797</text:p>
          </table:table-cell>
          <table:table-cell table:formula="of:=VLOOKUP([.D20];[$Base.D:.E];2;0)" office:value-type="string" office:string-value="Chorrillos" calcext:value-type="string">
            <text:p>Chorrillo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-49E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icardo Gabriel</text:p>
          </table:table-cell>
          <table:table-cell office:value-type="string" calcext:value-type="string">
            <text:p>9314-26456</text:p>
          </table:table-cell>
          <table:table-cell office:value-type="string" calcext:value-type="string">
            <text:p>Barranco</text:p>
          </table:table-cell>
          <table:table-cell/>
          <table:table-cell table:formula="of:=VLOOKUP([.A21];[$Base.A:.B];2;0)" office:value-type="string" office:string-value="Roca" calcext:value-type="string">
            <text:p>Roca</text:p>
          </table:table-cell>
          <table:table-cell table:formula="of:=VLOOKUP([.B21];[$Base.B:.C];2;0)" office:value-type="string" office:string-value="Ricardo Gabriel" calcext:value-type="string">
            <text:p>Ricardo Gabriel</text:p>
          </table:table-cell>
          <table:table-cell table:formula="of:=VLOOKUP([.C21];[$Base.C:.D];2;0)" office:value-type="string" office:string-value="9314-26456" calcext:value-type="string">
            <text:p>9314-26456</text:p>
          </table:table-cell>
          <table:table-cell table:formula="of:=VLOOKUP([.D21];[$Base.D:.E];2;0)" office:value-type="string" office:string-value="Barranco" calcext:value-type="string">
            <text:p>Barranc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-44RA</text:p>
          </table:table-cell>
          <table:table-cell office:value-type="string" calcext:value-type="string">
            <text:p>Guijarro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9719-51317</text:p>
          </table:table-cell>
          <table:table-cell office:value-type="string" calcext:value-type="string">
            <text:p>Barranco</text:p>
          </table:table-cell>
          <table:table-cell/>
          <table:table-cell table:formula="of:=VLOOKUP([.A22];[$Base.A:.B];2;0)" office:value-type="string" office:string-value="Guijarro" calcext:value-type="string">
            <text:p>Guijarro</text:p>
          </table:table-cell>
          <table:table-cell table:formula="of:=VLOOKUP([.B22];[$Base.B:.C];2;0)" office:value-type="string" office:string-value="Aurora" calcext:value-type="string">
            <text:p>Aurora</text:p>
          </table:table-cell>
          <table:table-cell table:formula="of:=VLOOKUP([.C22];[$Base.C:.D];2;0)" office:value-type="string" office:string-value="9719-51317" calcext:value-type="string">
            <text:p>9719-51317</text:p>
          </table:table-cell>
          <table:table-cell table:formula="of:=VLOOKUP([.D22];[$Base.D:.E];2;0)" office:value-type="string" office:string-value="Barranco" calcext:value-type="string">
            <text:p>Barranc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-59ÍA</text:p>
          </table:table-cell>
          <table:table-cell office:value-type="string" calcext:value-type="string">
            <text:p>Acuña</text:p>
          </table:table-cell>
          <table:table-cell office:value-type="string" calcext:value-type="string">
            <text:p>José María</text:p>
          </table:table-cell>
          <table:table-cell office:value-type="string" calcext:value-type="string">
            <text:p>9137-15402</text:p>
          </table:table-cell>
          <table:table-cell office:value-type="string" calcext:value-type="string">
            <text:p>Miraflores</text:p>
          </table:table-cell>
          <table:table-cell/>
          <table:table-cell table:formula="of:=VLOOKUP([.A23];[$Base.A:.B];2;0)" office:value-type="string" office:string-value="Acuña" calcext:value-type="string">
            <text:p>Acuña</text:p>
          </table:table-cell>
          <table:table-cell table:formula="of:=VLOOKUP([.B23];[$Base.B:.C];2;0)" office:value-type="string" office:string-value="José María" calcext:value-type="string">
            <text:p>José María</text:p>
          </table:table-cell>
          <table:table-cell table:formula="of:=VLOOKUP([.C23];[$Base.C:.D];2;0)" office:value-type="string" office:string-value="9137-15402" calcext:value-type="string">
            <text:p>9137-15402</text:p>
          </table:table-cell>
          <table:table-cell table:formula="of:=VLOOKUP([.D23];[$Base.D:.E];2;0)" office:value-type="string" office:string-value="Miraflores" calcext:value-type="string">
            <text:p>Miraflor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-42IA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9121-81686</text:p>
          </table:table-cell>
          <table:table-cell office:value-type="string" calcext:value-type="string">
            <text:p>Chorrillos</text:p>
          </table:table-cell>
          <table:table-cell/>
          <table:table-cell table:formula="of:=VLOOKUP([.A24];[$Base.A:.B];2;0)" office:value-type="string" office:string-value="Diaz" calcext:value-type="string">
            <text:p>Diaz</text:p>
          </table:table-cell>
          <table:table-cell table:formula="of:=VLOOKUP([.B24];[$Base.B:.C];2;0)" office:value-type="string" office:string-value="Patricia" calcext:value-type="string">
            <text:p>Patricia</text:p>
          </table:table-cell>
          <table:table-cell table:formula="of:=VLOOKUP([.C24];[$Base.C:.D];2;0)" office:value-type="string" office:string-value="9121-81686" calcext:value-type="string">
            <text:p>9121-81686</text:p>
          </table:table-cell>
          <table:table-cell table:formula="of:=VLOOKUP([.D24];[$Base.D:.E];2;0)" office:value-type="string" office:string-value="Chorrillos" calcext:value-type="string">
            <text:p>Chorrillo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-13ES</text:p>
          </table:table-cell>
          <table:table-cell office:value-type="string" calcext:value-type="string">
            <text:p>Capurro</text:p>
          </table:table-cell>
          <table:table-cell office:value-type="string" calcext:value-type="string">
            <text:p>Maria De Los Angeles</text:p>
          </table:table-cell>
          <table:table-cell office:value-type="string" calcext:value-type="string">
            <text:p>9447-21532</text:p>
          </table:table-cell>
          <table:table-cell office:value-type="string" calcext:value-type="string">
            <text:p>Barranco</text:p>
          </table:table-cell>
          <table:table-cell/>
          <table:table-cell table:formula="of:=VLOOKUP([.A25];[$Base.A:.B];2;0)" office:value-type="string" office:string-value="Capurro" calcext:value-type="string">
            <text:p>Capurro</text:p>
          </table:table-cell>
          <table:table-cell table:formula="of:=VLOOKUP([.B25];[$Base.B:.C];2;0)" office:value-type="string" office:string-value="Maria De Los Angeles" calcext:value-type="string">
            <text:p>Maria De Los Angeles</text:p>
          </table:table-cell>
          <table:table-cell table:formula="of:=VLOOKUP([.C25];[$Base.C:.D];2;0)" office:value-type="string" office:string-value="9447-21532" calcext:value-type="string">
            <text:p>9447-21532</text:p>
          </table:table-cell>
          <table:table-cell table:formula="of:=VLOOKUP([.D25];[$Base.D:.E];2;0)" office:value-type="string" office:string-value="Barranco" calcext:value-type="string">
            <text:p>Barranc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-43DY</text:p>
          </table:table-cell>
          <table:table-cell office:value-type="string" calcext:value-type="string">
            <text:p>Piñeiro</text:p>
          </table:table-cell>
          <table:table-cell office:value-type="string" calcext:value-type="string">
            <text:p>Juan Fredy</text:p>
          </table:table-cell>
          <table:table-cell office:value-type="string" calcext:value-type="string">
            <text:p>9588-53646</text:p>
          </table:table-cell>
          <table:table-cell office:value-type="string" calcext:value-type="string">
            <text:p>Miraflores</text:p>
          </table:table-cell>
          <table:table-cell/>
          <table:table-cell table:formula="of:=VLOOKUP([.A26];[$Base.A:.B];2;0)" office:value-type="string" office:string-value="Piñeiro" calcext:value-type="string">
            <text:p>Piñeiro</text:p>
          </table:table-cell>
          <table:table-cell table:formula="of:=VLOOKUP([.B26];[$Base.B:.C];2;0)" office:value-type="string" office:string-value="Juan Fredy" calcext:value-type="string">
            <text:p>Juan Fredy</text:p>
          </table:table-cell>
          <table:table-cell table:formula="of:=VLOOKUP([.C26];[$Base.C:.D];2;0)" office:value-type="string" office:string-value="9588-53646" calcext:value-type="string">
            <text:p>9588-53646</text:p>
          </table:table-cell>
          <table:table-cell table:formula="of:=VLOOKUP([.D26];[$Base.D:.E];2;0)" office:value-type="string" office:string-value="Miraflores" calcext:value-type="string">
            <text:p>Miraflor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-58ON</text:p>
          </table:table-cell>
          <table:table-cell office:value-type="string" calcext:value-type="string">
            <text:p>De Los Santos</text:p>
          </table:table-cell>
          <table:table-cell office:value-type="string" calcext:value-type="string">
            <text:p>Felix Ramon</text:p>
          </table:table-cell>
          <table:table-cell office:value-type="string" calcext:value-type="string">
            <text:p>9351-69681</text:p>
          </table:table-cell>
          <table:table-cell office:value-type="string" calcext:value-type="string">
            <text:p>San Isidro</text:p>
          </table:table-cell>
          <table:table-cell/>
          <table:table-cell table:formula="of:=VLOOKUP([.A27];[$Base.A:.B];2;0)" office:value-type="string" office:string-value="De Los Santos" calcext:value-type="string">
            <text:p>De Los Santos</text:p>
          </table:table-cell>
          <table:table-cell table:formula="of:=VLOOKUP([.B27];[$Base.B:.C];2;0)" office:value-type="string" office:string-value="Felix Ramon" calcext:value-type="string">
            <text:p>Felix Ramon</text:p>
          </table:table-cell>
          <table:table-cell table:formula="of:=VLOOKUP([.C27];[$Base.C:.D];2;0)" office:value-type="string" office:string-value="9351-69681" calcext:value-type="string">
            <text:p>9351-69681</text:p>
          </table:table-cell>
          <table:table-cell table:formula="of:=VLOOKUP([.D27];[$Base.D:.E];2;0)" office:value-type="string" office:string-value="San Isidro" calcext:value-type="string">
            <text:p>San Isidro</text:p>
          </table:table-cell>
          <table:table-cell table:number-columns-repeated="16374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se" style:display-name="PageStyle_Ba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mula" style:display-name="PageStyle_Formul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swaldo Perez Murillo</meta:initial-creator>
    <meta:creation-date>2021-03-25T16:55:35</meta:creation-date>
    <dc:date>2024-12-12T08:07:33.335000000</dc:date>
    <meta:generator>LibreOffice/7.6.4.1$Windows_X86_64 LibreOffice_project/e19e193f88cd6c0525a17fb7a176ed8e6a3e2aa1</meta:generator>
    <meta:editing-duration>PT6M14S</meta:editing-duration>
    <meta:editing-cycles>1</meta:editing-cycles>
    <meta:document-statistic meta:table-count="1" meta:cell-count="240" meta:object-count="0"/>
    <meta:user-defined meta:name="AppVersion">16.0300</meta:user-defined>
  </office:meta>
</office:document-meta>
</file>